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sTests.ofAndExpression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ActiveProfiles.MockActiveProfiles( String [ ] active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sTests.ofComplex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assertHashCode( String ...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NotAndExpression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AndExpressionWithInvertedSingleElement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sensible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filesTests.sensibl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sTests.ofWhenEmpty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AndExpressionWithInvertedSingleElementInBrackets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An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Singl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assertMalformed( Supplier &lt; Profiles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SingleInverte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Nul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equalsAndHashCodeAreNotBasedOnLogicalStructureOfNodesWithinExpression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sTests.ofNotAn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activeProfiles( String ...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sTests.ofNotOrExpression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assertOfAndExpressionWithInvertedSingleElement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assertOfOrExpressionWithInvertedSingleElement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When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SingleExpression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assertOfNotOrExpression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AndExpressionWithInvertedSingleElementInBrack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OrExpression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AndExpressionWithInBracketsInvertedSingl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O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ActiveProfiles.test( String pro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AndExpressionWithInvertedSingl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AndExpressionWithoutParenthe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ComplexExpression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ofSingl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NotOr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assertOfNotAndExpression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assertComplexExpression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Multipl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SingleInvert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ofEmpty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sTests.assertEqual( String ...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MultipleElementsWith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sTests.ofOrExpressionWithInvertedSingleElementWithout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sTests.assertOrExpression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ofMultipleElementsAll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sTests.sensible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sTests.assertAndExpression( Profiles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sTests.malformed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